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volution des obj techniques</text:p>
      <text:p text:style-name="P2"/>
      <text:p text:style-name="P2">Esthétique, forme: Les formes des obj techniques sont de plus en plus design.</text:p>
      <text:p text:style-name="P2"/>
      <text:p text:style-name="P2">De plus chaque constructeur essaye de se démarquer des autres avec un nouveau style, une identité: phénomène de mode</text:p>
      <text:p text:style-name="P2"/>
      <text:p text:style-name="P2">Besoin des citoyens: Le progrès des obj technique dépend souvent de la vie des acheteurs, de leurs besoins</text:p>
      <text:p text:style-name="P2"/>
      <text:p text:style-name="P2">Consommation, énergie: Une des raisons vient de notre dépendance à la voiture Cette nécessité provoque des changements climatique de part l'emission de CO2 dans l'air. Ainsi cette pollution provoque des problèmes médicaux tels que asme, toux, gorge fragilisée. La parade consistait à rouler au bio(pas renta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4S</meta:editing-duration>
    <meta:editing-cycles>4</meta:editing-cycles>
    <meta:generator>OpenOffice/4.1.7$Win32 OpenOffice.org_project/417m1$Build-9800</meta:generator>
    <dc:date>2020-12-08T09:47:50.91</dc:date>
    <meta:document-statistic meta:table-count="0" meta:image-count="0" meta:object-count="0" meta:page-count="1" meta:paragraph-count="5" meta:word-count="100" meta:character-count="639"/>
    <meta:user-defined meta:name="Info 1"/>
    <meta:user-defined meta:name="Info 2"/>
    <meta:user-defined meta:name="Info 3"/>
    <meta:user-defined meta:name="Info 4"/>
  </office:meta>
</office:document-meta>
</file>